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language="es" fo:country="C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l programa en python estara compuesto por distintas funciones que realizaran una tarea especifica dentro del programa principal </text:p>
      <text:p text:style-name="Standard"/>
      <text:p text:style-name="Standard">y estas funciones son:</text:p>
      <text:p text:style-name="Standard"/>
      <text:p text:style-name="Standard"><text:span text:style-name="T2">log:</text:span> </text:p>
      <text:p text:style-name="Standard">Es la función encarga de obtener la fecha y hora GMT y imprimir en pantalla el mensaje que se le entrega como entrada junto con la fecha en formato año- mes – día – hora- minuto- segundo.</text:p>
      <text:p text:style-name="Standard"/>
      <text:p text:style-name="Standard">connect_to_database()</text:p>
      <text:p text:style-name="Standard">esta en carga en establecer la conexión con la base de dato que se encuentra en el computador que esta conectado con los instrumentos.</text:p>
      <text:p text:style-name="Standard">Funciona de la siguiente manera.</text:p>
      <text:p text:style-name="Standard">Primero ve si esta cargada la base de dato <text:s/>en el programa, de estar cargada solo retornara esta base de dato, de no existir establece la conexión y carga la base de dato a usar. En el caso en no exista le base de dato la creara automáticamente.</text:p>
      <text:p text:style-name="Standard"/>
      <text:p text:style-name="Standard"/>
      <text:p text:style-name="Standard"/>
      <text:p text:style-name="P5">set_token()</text:p>
      <text:p text:style-name="P5"/>
      <text:p text:style-name="P6">comprueba si en la base de datos existe un nombre de usuario y si <text:s/>si no lo tengo se lo pide al servidor</text:p>
      <text:p text:style-name="Standard"/>
      <text:p text:style-name="Standard"/>
      <text:p text:style-name="P1"><text:s/>read_data_from_divece():</text:p>
      <text:p text:style-name="P2">lee la información del dispositivo que esta conectado a los sensores. </text:p>
      <text:p text:style-name="P2"/>
      <text:p text:style-name="P2">save_data_to_database():</text:p>
      <text:p text:style-name="P2">función para guardar los datos en la base de dato local </text:p>
      <text:p text:style-name="P2"/>
      <text:p text:style-name="P2"/>
      <text:p text:style-name="P2"/>
      <text:p text:style-name="P2">send_data_to_server():</text:p>
      <text:p text:style-name="P2"/>
      <text:p text:style-name="P2"/>
      <text:p text:style-name="P2">es el encargado de pasar los datos de la base de dato local a la del servidor y registrar esta transacción en la base de dato local,</text:p>
      <text:p text:style-name="P2"/>
      <text:p text:style-name="P4">rules_allow_continuation():</text:p>
      <text:p text:style-name="P3">es le encargo de hacer que el programa corra bajo las condiciones especificad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</meta:initial-creator>
    <meta:creation-date>2011-12-12T08:50:45</meta:creation-date>
    <dc:date>2011-12-12T10:37:10</dc:date>
    <dc:creator>francisco </dc:creator>
    <meta:editing-duration>PT1H30M34S</meta:editing-duration>
    <meta:editing-cycles>6</meta:editing-cycles>
    <meta:generator>LibreOffice/3.3$Linux LibreOffice_project/330m19$Build-401</meta:generator>
    <meta:document-statistic meta:table-count="0" meta:image-count="0" meta:object-count="0" meta:page-count="1" meta:paragraph-count="18" meta:word-count="228" meta:character-count="1325"/>
  </office:meta>
</office:document-meta>
</file>